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3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top="0in" fo:margin-bottom="0.1965in" style:contextual-spacing="false" style:line-height-at-least="0.198in"/>
      <style:text-properties fo:color="#cccccc" loext:opacity="100%" style:font-name="Droid Sans Mono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6a9955" loext:opacity="100%" style:font-name="Droid Sans Mono" fo:font-size="10.5pt" fo:font-weight="normal" fo:background-color="#1f1f1f"/>
    </style:style>
    <style:style style:name="P8" style:family="paragraph" style:parent-style-name="Standard">
      <style:paragraph-properties style:line-height-at-least="0.198in"/>
      <style:text-properties fo:color="#c586c0" loext:opacity="100%" style:font-name="Droid Sans Mono" fo:font-size="10.5pt" fo:font-weight="normal" fo:background-color="#1f1f1f"/>
    </style:style>
    <style:style style:name="P9" style:family="paragraph" style:parent-style-name="Standard">
      <style:paragraph-properties style:line-height-at-least="0.198in"/>
    </style:style>
    <style:style style:name="P10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569cd6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dcdcaa" loext:opacity="100%"/>
    </style:style>
    <style:style style:name="T4" style:family="text">
      <style:text-properties fo:color="#9cdcfe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c586c0" loext:opacity="100%"/>
    </style:style>
    <style:style style:name="T8" style:family="text">
      <style:text-properties fo:color="#ce9178" loext:opacity="100%"/>
    </style:style>
    <style:style style:name="T9" style:family="text">
      <style:text-properties fo:color="#6a9955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# 3_train.py</text:p>
      <text:p text:style-name="P1"><text:span text:style-name="T7">import</text:span> <text:span text:style-name="T2">torch</text:span></text:p>
      <text:p text:style-name="P1"><text:span text:style-name="T7">from</text:span> <text:span text:style-name="T2">torch</text:span>.<text:span text:style-name="T2">utils</text:span>.<text:span text:style-name="T2">data</text:span> <text:span text:style-name="T7">import</text:span> <text:span text:style-name="T2">Dataset</text:span>, <text:span text:style-name="T2">DataLoader</text:span></text:p>
      <text:p text:style-name="P1"><text:span text:style-name="T7">import</text:span> <text:span text:style-name="T2">numpy</text:span> <text:span text:style-name="T7">as</text:span> <text:span text:style-name="T2">np</text:span></text:p>
      <text:p text:style-name="P1"><text:span text:style-name="T7">from</text:span> <text:span text:style-name="T2">pathlib</text:span> <text:span text:style-name="T7">import</text:span> <text:span text:style-name="T2">Path</text:span></text:p>
      <text:p text:style-name="P4"/>
      <text:p text:style-name="P1"><text:span text:style-name="T1">class</text:span> <text:span text:style-name="T2">EventEyeDataset10Bins</text:span>(<text:span text:style-name="T2">Dataset</text:span>):</text:p>
      <text:p text:style-name="P1"><text:span text:style-name="T1">def</text:span> <text:span text:style-name="T3">__init__</text:span>(<text:span text:style-name="T4">self</text:span>, <text:span text:style-name="T4">root_dir</text:span><text:span text:style-name="T5">=</text:span><text:span text:style-name="T8">"preprocessed"</text:span>, <text:span text:style-name="T4">split</text:span><text:span text:style-name="T5">=</text:span><text:span text:style-name="T8">"train"</text:span>):</text:p>
      <text:p text:style-name="P1"><text:span text:style-name="T4">self</text:span>.<text:span text:style-name="T4">root</text:span> <text:span text:style-name="T5">=</text:span> <text:span text:style-name="T2">Path</text:span>(<text:span text:style-name="T4">root_dir</text:span>) <text:span text:style-name="T3">/</text:span> <text:span text:style-name="T4">split</text:span></text:p>
      <text:p text:style-name="P1"><text:span text:style-name="T4">self</text:span>.<text:span text:style-name="T4">samples</text:span> <text:span text:style-name="T5">=</text:span> []</text:p>
      <text:p text:style-name="P1"><text:span text:style-name="T7">for</text:span> <text:span text:style-name="T4">rec_dir</text:span> <text:span text:style-name="T7">in</text:span> <text:span text:style-name="T3">sorted</text:span>(<text:span text:style-name="T4">self</text:span>.<text:span text:style-name="T4">root</text:span>.<text:span text:style-name="T3">iterdir</text:span>()):</text:p>
      <text:p text:style-name="P1"><text:span text:style-name="T7">if</text:span> <text:span text:style-name="T1">not</text:span> <text:span text:style-name="T4">rec_dir</text:span>.<text:span text:style-name="T3">is_dir</text:span>():</text:p>
      <text:p text:style-name="P8">continue</text:p>
      <text:p text:style-name="P1"><text:span text:style-name="T4">pt_path</text:span> <text:span text:style-name="T5">=</text:span> <text:span text:style-name="T4">rec_dir</text:span> <text:span text:style-name="T3">/</text:span> <text:span text:style-name="T8">"voxels.pt"</text:span></text:p>
      <text:p text:style-name="P1"><text:span text:style-name="T4">label_path</text:span> <text:span text:style-name="T5">=</text:span> <text:span text:style-name="T4">rec_dir</text:span> <text:span text:style-name="T3">/</text:span> <text:span text:style-name="T8">"labels.txt"</text:span></text:p>
      <text:p text:style-name="P1"><text:span text:style-name="T7">if</text:span> <text:span text:style-name="T1">not</text:span> <text:span text:style-name="T4">pt_path</text:span>.<text:span text:style-name="T3">exists</text:span>() <text:span text:style-name="T1">or</text:span> <text:span text:style-name="T1">not</text:span> <text:span text:style-name="T4">label_path</text:span>.<text:span text:style-name="T3">exists</text:span>():</text:p>
      <text:p text:style-name="P8">continue</text:p>
      <text:p text:style-name="P1"><text:span text:style-name="T4">voxels</text:span> <text:span text:style-name="T5">=</text:span> <text:span text:style-name="T2">torch</text:span>.<text:span text:style-name="T3">load</text:span>(<text:span text:style-name="T4">pt_path</text:span>) <text:span text:style-name="T9"># [N, 640, 480] int8</text:span></text:p>
      <text:p text:style-name="P1"><text:span text:style-name="T4">labels</text:span> <text:span text:style-name="T5">=</text:span> <text:span text:style-name="T2">np</text:span>.<text:span text:style-name="T3">loadtxt</text:span>(<text:span text:style-name="T4">label_path</text:span>, <text:span text:style-name="T4">dtype</text:span><text:span text:style-name="T5">=</text:span><text:span text:style-name="T2">np</text:span>.<text:span text:style-name="T4">int32</text:span>) <text:span text:style-name="T9"># [N, 4]: t, x, y, state</text:span></text:p>
      <text:p text:style-name="P1"><text:span text:style-name="T7">for</text:span> <text:span text:style-name="T4">i</text:span> <text:span text:style-name="T7">in</text:span> <text:span text:style-name="T2">range</text:span>(<text:span text:style-name="T3">len</text:span>(<text:span text:style-name="T4">voxels</text:span>)):</text:p>
      <text:p text:style-name="P1"><text:span text:style-name="T4">self</text:span>.<text:span text:style-name="T4">samples</text:span>.<text:span text:style-name="T3">append</text:span>({</text:p>
      <text:p text:style-name="P1"><text:span text:style-name="T8">'voxels'</text:span>: <text:span text:style-name="T4">voxels</text:span>,</text:p>
      <text:p text:style-name="P1"><text:span text:style-name="T8">'labels'</text:span>: <text:span text:style-name="T4">labels</text:span>,</text:p>
      <text:p text:style-name="P1"><text:span text:style-name="T8">'idx'</text:span>: <text:span text:style-name="T4">i</text:span>,</text:p>
      <text:p text:style-name="P1"><text:span text:style-name="T8">'rec_id'</text:span>: <text:span text:style-name="T4">rec_dir</text:span>.<text:span text:style-name="T4">name</text:span></text:p>
      <text:p text:style-name="P1">})</text:p>
      <text:p text:style-name="P4"/>
      <text:p text:style-name="P1"><text:span text:style-name="T1">def</text:span> <text:span text:style-name="T3">__len__</text:span>(<text:span text:style-name="T4">self</text:span>):</text:p>
      <text:p text:style-name="P1"><text:span text:style-name="T7">return</text:span> <text:span text:style-name="T3">len</text:span>(<text:span text:style-name="T4">self</text:span>.<text:span text:style-name="T4">samples</text:span>)</text:p>
      <text:p text:style-name="P4"/>
      <text:p text:style-name="P1"><text:span text:style-name="T1">def</text:span> <text:span text:style-name="T3">__getitem__</text:span>(<text:span text:style-name="T4">self</text:span>, <text:span text:style-name="T4">idx</text:span>):</text:p>
      <text:p text:style-name="P1"><text:span text:style-name="T4">item</text:span> <text:span text:style-name="T5">=</text:span> <text:span text:style-name="T4">self</text:span>.<text:span text:style-name="T4">samples</text:span>[<text:span text:style-name="T4">idx</text:span>]</text:p>
      <text:p text:style-name="P1"><text:span text:style-name="T4">i</text:span> <text:span text:style-name="T5">=</text:span> <text:span text:style-name="T4">item</text:span>[<text:span text:style-name="T8">'idx'</text:span>]</text:p>
      <text:p text:style-name="P1"><text:span text:style-name="T4">voxels</text:span> <text:span text:style-name="T5">=</text:span> <text:span text:style-name="T4">item</text:span>[<text:span text:style-name="T8">'voxels'</text:span>] <text:span text:style-name="T9"># [N, 640, 480]</text:span></text:p>
      <text:p text:style-name="P1"><text:span text:style-name="T4">labels</text:span> <text:span text:style-name="T5">=</text:span> <text:span text:style-name="T4">item</text:span>[<text:span text:style-name="T8">'labels'</text:span>]</text:p>
      <text:p text:style-name="P4"/>
      <text:p text:style-name="P3"># === Build 10-bin window: from i-9 to i ===</text:p>
      <text:p text:style-name="P1"><text:span text:style-name="T4">start_idx</text:span> <text:span text:style-name="T5">=</text:span> <text:span text:style-name="T3">max</text:span>(<text:span text:style-name="T6">0</text:span>, <text:span text:style-name="T4">i</text:span> <text:span text:style-name="T5">-</text:span> <text:span text:style-name="T6">9</text:span>)</text:p>
      <text:p text:style-name="P1"><text:span text:style-name="T4">end_idx</text:span> <text:span text:style-name="T5">=</text:span> <text:span text:style-name="T4">i</text:span> <text:span text:style-name="T5">+</text:span> <text:span text:style-name="T6">1</text:span></text:p>
      <text:p text:style-name="P1"><text:span text:style-name="T4">window</text:span> <text:span text:style-name="T5">=</text:span> <text:span text:style-name="T4">voxels</text:span>[<text:span text:style-name="T4">start_idx</text:span>:<text:span text:style-name="T4">end_idx</text:span>] <text:span text:style-name="T9"># [up to 10, 640, 480]</text:span></text:p>
      <text:p text:style-name="P4"/>
      <text:p text:style-name="P3"># Pad with zeros if at beginning</text:p>
      <text:p text:style-name="P1"><text:span text:style-name="T7">if</text:span> <text:span text:style-name="T4">window</text:span>.shape[<text:span text:style-name="T6">0</text:span>] <text:span text:style-name="T5">&lt;</text:span> <text:span text:style-name="T6">10</text:span>:</text:p>
      <text:p text:style-name="P1"><text:span text:style-name="T4">pad</text:span> <text:span text:style-name="T5">=</text:span> <text:span text:style-name="T6">10</text:span> <text:span text:style-name="T5">-</text:span> <text:span text:style-name="T4">window</text:span>.shape[<text:span text:style-name="T6">0</text:span>]</text:p>
      <text:p text:style-name="P1"><text:span text:style-name="T4">padding</text:span> <text:span text:style-name="T5">=</text:span> <text:span text:style-name="T2">torch</text:span>.<text:span text:style-name="T3">zeros</text:span>(<text:span text:style-name="T4">pad</text:span>, <text:span text:style-name="T6">640</text:span>, <text:span text:style-name="T6">480</text:span>, <text:span text:style-name="T4">dtype</text:span><text:span text:style-name="T5">=</text:span><text:span text:style-name="T4">window</text:span>.dtype)</text:p>
      <text:p text:style-name="P1"><text:span text:style-name="T4">window</text:span> <text:span text:style-name="T5">=</text:span> <text:span text:style-name="T2">torch</text:span>.<text:span text:style-name="T3">cat</text:span>([<text:span text:style-name="T4">padding</text:span>, <text:span text:style-name="T4">window</text:span>], <text:span text:style-name="T4">dim</text:span><text:span text:style-name="T5">=</text:span><text:span text:style-name="T6">0</text:span>)</text:p>
      <text:p text:style-name="P4"/>
      <text:p text:style-name="P3"><text:soft-page-break/># Final input: [10, 640, 480]</text:p>
      <text:p text:style-name="P1"><text:span text:style-name="T4">x</text:span> <text:span text:style-name="T5">=</text:span> <text:span text:style-name="T4">window</text:span> <text:span text:style-name="T9"># int8 → will convert to float later if needed</text:span></text:p>
      <text:p text:style-name="P4"/>
      <text:p text:style-name="P3"># Targets</text:p>
      <text:p text:style-name="P1"><text:span text:style-name="T4">y_reg</text:span> <text:span text:style-name="T5">=</text:span> <text:span text:style-name="T2">torch</text:span>.<text:span text:style-name="T3">tensor</text:span>([<text:span text:style-name="T4">labels</text:span>[<text:span text:style-name="T4">i</text:span>, <text:span text:style-name="T6">1</text:span>], <text:span text:style-name="T4">labels</text:span>[<text:span text:style-name="T4">i</text:span>, <text:span text:style-name="T6">2</text:span>]], <text:span text:style-name="T4">dtype</text:span><text:span text:style-name="T5">=</text:span><text:span text:style-name="T2">torch</text:span>.<text:span text:style-name="T4">float32</text:span>) <text:span text:style-name="T9"># x, y</text:span></text:p>
      <text:p text:style-name="P1"><text:span text:style-name="T4">y_state</text:span> <text:span text:style-name="T5">=</text:span> <text:span text:style-name="T2">torch</text:span>.<text:span text:style-name="T3">tensor</text:span>(<text:span text:style-name="T4">labels</text:span>[<text:span text:style-name="T4">i</text:span>, <text:span text:style-name="T6">3</text:span>], <text:span text:style-name="T4">dtype</text:span><text:span text:style-name="T5">=</text:span><text:span text:style-name="T2">torch</text:span>.<text:span text:style-name="T4">long</text:span>) <text:span text:style-name="T9"># 0 or 1</text:span></text:p>
      <text:p text:style-name="P4"/>
      <text:p text:style-name="P1"><text:span text:style-name="T7">return</text:span> {</text:p>
      <text:p text:style-name="P1"><text:span text:style-name="T8">'input'</text:span>: <text:span text:style-name="T4">x</text:span>, <text:span text:style-name="T9"># [10, 640, 480] int8</text:span></text:p>
      <text:p text:style-name="P1"><text:span text:style-name="T8">'gaze'</text:span>: <text:span text:style-name="T4">y_reg</text:span>, <text:span text:style-name="T9"># [2]</text:span></text:p>
      <text:p text:style-name="P1"><text:span text:style-name="T8">'state'</text:span>: <text:span text:style-name="T4">y_state</text:span> <text:span text:style-name="T9"># scalar</text:span></text:p>
      <text:p text:style-name="P1">}</text:p>
      <text:p text:style-name="P4"/>
      <text:p text:style-name="P3">########################################################################</text:p>
      <text:p text:style-name="P3">########################################################################</text:p>
      <text:p text:style-name="P3">########################################################################</text:p>
      <text:p text:style-name="P10"/>
      <text:p text:style-name="P1"><text:span text:style-name="T4">dataset</text:span> <text:span text:style-name="T5">=</text:span> <text:span text:style-name="T2">EventEyeDataset10Bins</text:span>(<text:span text:style-name="T4">split</text:span><text:span text:style-name="T5">=</text:span><text:span text:style-name="T8">"train"</text:span>)</text:p>
      <text:p text:style-name="P1"><text:span text:style-name="T4">loader</text:span> <text:span text:style-name="T5">=</text:span> <text:span text:style-name="T2">DataLoader</text:span>(<text:span text:style-name="T4">dataset</text:span>, <text:span text:style-name="T4">batch_size</text:span><text:span text:style-name="T5">=</text:span><text:span text:style-name="T6">16</text:span>, <text:span text:style-name="T4">shuffle</text:span><text:span text:style-name="T5">=</text:span><text:span text:style-name="T1">True</text:span>, <text:span text:style-name="T4">num_workers</text:span><text:span text:style-name="T5">=</text:span><text:span text:style-name="T6">4</text:span>, <text:span text:style-name="T4">pin_memory</text:span><text:span text:style-name="T5">=</text:span><text:span text:style-name="T1">True</text:span>)</text:p>
      <text:p text:style-name="P4"/>
      <text:p text:style-name="P1"><text:span text:style-name="T7">for</text:span> <text:span text:style-name="T4">batch</text:span> <text:span text:style-name="T3">in</text:span> <text:span text:style-name="T4">loader</text:span>:</text:p>
      <text:p text:style-name="P1"><text:span text:style-name="T4">x</text:span> <text:span text:style-name="T5">=</text:span> <text:span text:style-name="T4">batch</text:span>[<text:span text:style-name="T8">'input'</text:span>].float().to(device) <text:span text:style-name="T9"># [B, 10, 640, 480] → float32 on GPU</text:span></text:p>
      <text:p text:style-name="P1"><text:span text:style-name="T4">gaze</text:span> <text:span text:style-name="T5">=</text:span> <text:span text:style-name="T4">batch</text:span>[<text:span text:style-name="T8">'gaze'</text:span>].to(device) <text:span text:style-name="T9"># [B, 2]</text:span></text:p>
      <text:p text:style-name="P1"><text:span text:style-name="T4">state</text:span> <text:span text:style-name="T5">=</text:span> <text:span text:style-name="T4">batch</text:span>[<text:span text:style-name="T8">'state'</text:span>].to(device) <text:span text:style-name="T9"># [B]</text:span></text:p>
      <text:p text:style-name="P4"/>
      <text:p text:style-name="P3"># Add channel dim if model expects [B, C, T, H, W]</text:p>
      <text:p text:style-name="P1"><text:span text:style-name="T4">x</text:span> <text:span text:style-name="T5">=</text:span> <text:span text:style-name="T4">x</text:span>.unsqueeze(<text:span text:style-name="T6">2</text:span>) <text:span text:style-name="T9"># → [B, 10, 1, 640, 480] or later permute</text:span></text:p>
      <text:p text:style-name="P2"><text:line-break/></text:p>
      <text:p text:style-name="P3">########################################################################</text:p>
      <text:p text:style-name="P3">########################################################################</text:p>
      <text:p text:style-name="P3">########################################################################</text:p>
      <text:p text:style-name="P4"/>
      <text:p text:style-name="P1"><text:span text:style-name="T4">criterion_gaze</text:span> <text:span text:style-name="T5">=</text:span> nn.MSELoss()</text:p>
      <text:p text:style-name="P1"><text:span text:style-name="T4">criterion_state</text:span> <text:span text:style-name="T5">=</text:span> nn.BCEWithLogitsLoss() <text:span text:style-name="T9"># ← important: WithLogits!</text:span></text:p>
      <text:p text:style-name="P4"/>
      <text:p text:style-name="P1"><text:span text:style-name="T4">gaze_pred</text:span>, <text:span text:style-name="T4">state_logit</text:span> <text:span text:style-name="T5">=</text:span> model(<text:span text:style-name="T4">x</text:span>)</text:p>
      <text:p text:style-name="P1"><text:span text:style-name="T4">loss_gaze</text:span> <text:span text:style-name="T5">=</text:span> <text:span text:style-name="T4">criterion_gaze</text:span>(<text:span text:style-name="T4">gaze_pred</text:span>, gaze_target) <text:span text:style-name="T9"># [B,2]</text:span></text:p>
      <text:p text:style-name="P1"><text:soft-page-break/><text:span text:style-name="T4">loss_state</text:span> <text:span text:style-name="T5">=</text:span> <text:span text:style-name="T4">criterion_state</text:span>(<text:span text:style-name="T4">state_logit</text:span>, state_target.float()) <text:span text:style-name="T9"># state_target: 0 or 1</text:span></text:p>
      <text:p text:style-name="P1"><text:span text:style-name="T4">loss</text:span> <text:span text:style-name="T5">=</text:span> <text:span text:style-name="T4">loss_gaze</text:span> <text:span text:style-name="T5">+</text:span> <text:span text:style-name="T6">5.0</text:span> <text:span text:style-name="T5">*</text:span> <text:span text:style-name="T4">loss_state</text:span> <text:span text:style-name="T9"># you can weight them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0:52:19.369758025</meta:creation-date>
    <dc:date>2025-11-18T09:29:34.303104364</dc:date>
    <meta:editing-duration>PT27M45S</meta:editing-duration>
    <meta:editing-cycles>4</meta:editing-cycles>
    <meta:generator>LibreOffice/7.3.7.2$Linux_AARCH64 LibreOffice_project/30$Build-2</meta:generator>
    <meta:document-statistic meta:table-count="0" meta:image-count="0" meta:object-count="0" meta:page-count="3" meta:paragraph-count="72" meta:word-count="336" meta:character-count="2695" meta:non-whitespace-character-count="2429"/>
  </office:meta>
</office:document-meta>
</file>